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Text_20_body" style:list-style-name="L7">
      <style:paragraph-properties fo:margin-top="0cm" fo:margin-bottom="0cm" loext:contextual-spacing="false" fo:line-height="100%"/>
      <style:text-properties style:font-name="sans-serif" fo:font-size="16pt" fo:font-weight="normal" officeooo:rsid="001810ab" officeooo:paragraph-rsid="001810ab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sans-serif" fo:font-size="15pt" style:font-size-asian="15pt" style:font-size-complex="15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style:font-name="sans-serif" fo:font-size="15pt" officeooo:rsid="0018a1fa" officeooo:paragraph-rsid="0018a1fa" style:font-size-asian="15pt" style:font-size-complex="15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sans-serif" fo:font-size="15pt" officeooo:rsid="001702f5" officeooo:paragraph-rsid="001702f5" style:font-size-asian="15pt" style:font-size-complex="15pt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sans-serif" fo:font-size="15pt" fo:font-weight="bold" officeooo:rsid="001282de" officeooo:paragraph-rsid="001282de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sans-serif" fo:font-size="15pt" fo:font-weight="bold" officeooo:rsid="0018a1fa" officeooo:paragraph-rsid="0018a1f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sans-serif" fo:font-size="15pt" fo:font-weight="bold" officeooo:rsid="001702f5" officeooo:paragraph-rsid="001702f5" style:font-size-asian="15pt" style:font-weight-asian="bold" style:font-size-complex="15pt" style:font-weight-complex="bold"/>
    </style:style>
    <style:style style:name="P9" style:family="paragraph" style:parent-style-name="Text_20_body" style:list-style-name="L4">
      <style:paragraph-properties fo:margin-top="0cm" fo:margin-bottom="0cm" loext:contextual-spacing="false" fo:line-height="100%"/>
      <style:text-properties style:font-name="sans-serif" fo:font-size="15pt" fo:font-weight="normal" officeooo:rsid="001282de" officeooo:paragraph-rsid="001282de" style:font-size-asian="15pt" style:font-weight-asian="normal" style:font-size-complex="15pt" style:font-weight-complex="normal"/>
    </style:style>
    <style:style style:name="P10" style:family="paragraph" style:parent-style-name="Text_20_body" style:list-style-name="L6">
      <style:paragraph-properties fo:margin-top="0cm" fo:margin-bottom="0cm" loext:contextual-spacing="false" fo:line-height="100%"/>
      <style:text-properties style:font-name="sans-serif" fo:font-size="15pt" fo:font-weight="normal" officeooo:rsid="001702f5" officeooo:paragraph-rsid="001702f5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style:font-name="sans-serif" fo:font-size="15pt" fo:font-weight="normal" officeooo:rsid="001810ab" officeooo:paragraph-rsid="001810ab" style:font-size-asian="15pt" style:font-weight-asian="normal" style:font-size-complex="15pt" style:font-weight-complex="normal"/>
    </style:style>
    <style:style style:name="P12" style:family="paragraph" style:parent-style-name="Text_20_body" style:list-style-name="L7">
      <style:paragraph-properties fo:margin-top="0cm" fo:margin-bottom="0cm" loext:contextual-spacing="false" fo:line-height="100%"/>
      <style:text-properties style:font-name="sans-serif" fo:font-size="15pt" fo:font-weight="normal" officeooo:rsid="001810ab" officeooo:paragraph-rsid="001810ab" style:font-size-asian="15pt" style:font-weight-asian="normal" style:font-size-complex="15pt" style:font-weight-complex="normal"/>
    </style:style>
    <style:style style:name="P13" style:family="paragraph" style:parent-style-name="Text_20_body" style:list-style-name="L7">
      <style:paragraph-properties fo:margin-top="0cm" fo:margin-bottom="0cm" loext:contextual-spacing="false" fo:line-height="100%"/>
      <style:text-properties style:font-name="sans-serif" fo:font-size="15pt" fo:font-weight="normal" officeooo:rsid="0018a1fa" officeooo:paragraph-rsid="0018a1fa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font-size="15pt" style:font-size-asian="15pt" style:font-size-complex="15pt"/>
    </style:style>
    <style:style style:name="P15" style:family="paragraph" style:parent-style-name="Text_20_body" style:list-style-name="L1">
      <style:paragraph-properties fo:margin-top="0cm" fo:margin-bottom="0cm" loext:contextual-spacing="false" fo:line-height="100%"/>
      <style:text-properties fo:font-size="15pt" style:font-size-asian="15pt" style:font-size-complex="15pt"/>
    </style:style>
    <style:style style:name="P16" style:family="paragraph" style:parent-style-name="Text_20_body" style:list-style-name="L2">
      <style:paragraph-properties fo:margin-top="0cm" fo:margin-bottom="0cm" loext:contextual-spacing="false" fo:line-height="100%"/>
      <style:text-properties fo:font-size="15pt" style:font-size-asian="15pt" style:font-size-complex="15pt"/>
    </style:style>
    <style:style style:name="P17" style:family="paragraph" style:parent-style-name="Text_20_body" style:list-style-name="L5">
      <style:paragraph-properties fo:margin-top="0cm" fo:margin-bottom="0cm" loext:contextual-spacing="false" fo:line-height="100%"/>
      <style:text-properties fo:font-size="15pt" officeooo:paragraph-rsid="001468e7" style:font-size-asian="15pt" style:font-size-complex="15pt"/>
    </style:style>
    <style:style style:name="P18" style:family="paragraph" style:parent-style-name="Text_20_body" style:list-style-name="L5">
      <style:paragraph-properties fo:margin-top="0cm" fo:margin-bottom="0cm" loext:contextual-spacing="false" fo:line-height="100%"/>
      <style:text-properties fo:font-size="15pt" officeooo:rsid="001468e7" officeooo:paragraph-rsid="001468e7" style:font-size-asian="15pt" style:font-size-complex="15pt"/>
    </style:style>
    <style:style style:name="P19" style:family="paragraph" style:parent-style-name="Text_20_body" style:list-style-name="L5">
      <style:paragraph-properties fo:margin-top="0cm" fo:margin-bottom="0cm" loext:contextual-spacing="false" fo:line-height="100%"/>
      <style:text-properties fo:font-size="15pt" officeooo:rsid="0016535c" officeooo:paragraph-rsid="0016535c" style:font-size-asian="15pt" style:font-size-complex="15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7pt"/>
    </style:style>
    <style:style style:name="T3" style:family="text">
      <style:text-properties officeooo:rsid="0011cfc5"/>
    </style:style>
    <style:style style:name="T4" style:family="text">
      <style:text-properties officeooo:rsid="001468e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68e7" style:font-weight-asian="bold" style:font-weight-complex="bold"/>
    </style:style>
    <style:style style:name="T7" style:family="text">
      <style:text-properties officeooo:rsid="0016535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Y5 SESSION ASSIGNMENTS(Theory)</text:p>
      <text:p text:style-name="P14"/>
      <text:p text:style-name="P3">1.What is a story point? How will you use story points to measure size of the following fruits (fruit points) given the planning poker value ½, 1, 2, 3, 5,8,13, </text:p>
      <text:p text:style-name="P3">20, 40, 100, infinity</text:p>
      <text:p text:style-name="P14"/>
      <text:p text:style-name="P14">Story point is used to measure the effort <text:span text:style-name="T3">or estimating the quantity.</text:span></text:p>
      <text:p text:style-name="P14"/>
      <text:p text:style-name="P14"/>
      <text:list xml:id="list6598158656998019370" text:style-name="L1">
        <text:list-item>
          <text:p text:style-name="P15"><text:span text:style-name="T1">Apple - 5</text:span></text:p>
        </text:list-item>
      </text:list>
      <text:list xml:id="list1774183272337238775" text:style-name="L2">
        <text:list-item>
          <text:p text:style-name="P16"><text:span text:style-name="T1">Mango - 13</text:span></text:p>
        </text:list-item>
        <text:list-item>
          <text:p text:style-name="P16"><text:span text:style-name="T1">Banana - 3</text:span></text:p>
        </text:list-item>
        <text:list-item>
          <text:p text:style-name="P16"><text:span text:style-name="T1">Jack fruit - 100</text:span></text:p>
        </text:list-item>
        <text:list-item>
          <text:p text:style-name="P16"><text:span text:style-name="T1">Pine apple - 20</text:span></text:p>
        </text:list-item>
        <text:list-item>
          <text:p text:style-name="P16"><text:span text:style-name="T1">Gooseberry - 1/2</text:span></text:p>
        </text:list-item>
        <text:list-item>
          <text:p text:style-name="P16"><text:span text:style-name="T1">Avocado - 2</text:span></text:p>
        </text:list-item>
        <text:list-item>
          <text:p text:style-name="P16"><text:span text:style-name="T1">Lime - 1</text:span></text:p>
        </text:list-item>
        <text:list-item>
          <text:p text:style-name="P16"><text:span text:style-name="T1">Pomegranate - 8</text:span></text:p>
        </text:list-item>
        <text:list-item>
          <text:p text:style-name="P16"><text:span text:style-name="T1">Watermelon - 40</text:span></text:p>
        </text:list-item>
      </text:list>
      <text:p text:style-name="P14"/>
      <text:p text:style-name="P3">2.What are the points discussed during the daily standup meeting? What happens if there is a problem a team member identifies during the stand-up meeting and how the same will be resolved?</text:p>
      <text:p text:style-name="P6">The points discussed during standup meeting </text:p>
      <text:list xml:id="list17195534148272410" text:style-name="L4">
        <text:list-item>
          <text:p text:style-name="P9">What work is done yesterday</text:p>
        </text:list-item>
        <text:list-item>
          <text:p text:style-name="P9">What are work your going to do</text:p>
        </text:list-item>
        <text:list-item>
          <text:p text:style-name="P9">its a 15minutes meeting max</text:p>
          <text:p text:style-name="P9"/>
          <text:p text:style-name="P9"><text:s/>If their is an issue during standup meeting it has to be discussed after the meeting.It will be resolved with the help experts ,in that particular department</text:p>
        </text:list-item>
      </text:list>
      <text:p text:style-name="P14"/>
      <text:p text:style-name="P14"/>
      <text:p text:style-name="P14"/>
      <text:p text:style-name="P3">3.What is the relationship between Epic, User story</text:p>
      <text:p text:style-name="P3">and Feature? What are themes?</text:p>
      <text:p text:style-name="P14"/>
      <text:list xml:id="list2539684362880121801" text:style-name="L5">
        <text:list-item>
          <text:p text:style-name="P17"><text:span text:style-name="T6">User story</text:span><text:span text:style-name="T4"> ,are the requirements needed <text:s/>by him.</text:span></text:p>
          <text:p text:style-name="P18"><text:soft-page-break/>Example :i user want to login to mythra and add item to cart.</text:p>
        </text:list-item>
        <text:list-item>
          <text:p text:style-name="P18">It mean he need a login page and the cart option.</text:p>
        </text:list-item>
        <text:list-item>
          <text:p text:style-name="P18"><text:span text:style-name="T5">Epic </text:span>is the high level feature of what the user required in this example ,epic will be login page ,cart.</text:p>
        </text:list-item>
        <text:list-item>
          <text:p text:style-name="P18"><text:span text:style-name="T5">Feature</text:span> is the detailed requirement of the user or the epic.In this example login page should contain the user name, password,number of attempts <text:span text:style-name="T7">for password for security reason</text:span> and the cart should have options like <text:s/>should view items present in cart and transcation options like cash on delivery ,debit card etc.</text:p>
        </text:list-item>
        <text:list-item>
          <text:p text:style-name="P19">Themes is the lowe level description of user requirements,like sofware implimentation, infractures.</text:p>
        </text:list-item>
      </text:list>
      <text:p text:style-name="P14"/>
      <text:p text:style-name="P14"/>
      <text:p text:style-name="P3">4.Provide an example of Feature and user stories for the below Epic:</text:p>
      <text:p text:style-name="P3">Epic: Allow the customers to manage their own accounts in the web portal.</text:p>
      <text:p text:style-name="P7">User story:</text:p>
      <text:p text:style-name="P4">Required login page account type and transcation options for managing bank account</text:p>
      <text:p text:style-name="P5"><text:span text:style-name="T5">Feature</text:span>:<text:span text:style-name="T5">Login page</text:span> </text:p>
      <text:p text:style-name="P5"><text:s text:c="13"/>where you can enter the account number and password.</text:p>
      <text:p text:style-name="P8">Account type options </text:p>
      <text:list xml:id="list899086510906002910" text:style-name="L6">
        <text:list-item>
          <text:p text:style-name="P10">savings account</text:p>
        </text:list-item>
        <text:list-item>
          <text:p text:style-name="P10">current account</text:p>
        </text:list-item>
      </text:list>
      <text:p text:style-name="P11">Here the features should also include cancel option if any error accured. Once the option is selected next transcation option should displayed.</text:p>
      <text:p text:style-name="P8">Transcation options</text:p>
      <text:list xml:id="list6092139878747599355" text:style-name="L7">
        <text:list-item>
          <text:p text:style-name="P12">Deposit</text:p>
        </text:list-item>
        <text:list-item>
          <text:p text:style-name="P12">withdraw</text:p>
        </text:list-item>
        <text:list-item>
          <text:p text:style-name="P12">cancel</text:p>
          <text:p text:style-name="P13">if the option is withraw it should provide options for entering amount.Once the transcation is done it message should be display like successful transcation.</text:p>
          <text:p text:style-name="P13"/>
          <text:p text:style-name="P2"><text:span text:style-name="T5"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3:39:09.425800787</meta:creation-date>
    <dc:date>2016-08-20T15:07:33.472432885</dc:date>
    <meta:editing-duration>PT6M1S</meta:editing-duration>
    <meta:editing-cycles>1</meta:editing-cycles>
    <meta:document-statistic meta:table-count="0" meta:image-count="0" meta:object-count="0" meta:page-count="2" meta:paragraph-count="46" meta:word-count="429" meta:character-count="2376" meta:non-whitespace-character-count="2000"/>
    <meta:generator>LibreOffice/5.1.4.2$Linux_X86_64 LibreOffice_project/10m0$Build-2</meta:generator>
  </office:meta>
</office:document-meta>
</file>